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paragraph-rsid="0006440c" style:font-size-asian="14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paragraph-rsid="000e41e8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italic" fo:font-weight="bold" officeooo:paragraph-rsid="000730e5" style:font-size-asian="14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fo:font-weight="bold" officeooo:paragraph-rsid="000abf4c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italic" fo:font-weight="bold" officeooo:paragraph-rsid="000cdeaa" style:font-size-asian="14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fo:font-weight="bold" officeooo:paragraph-rsid="000e41e8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bold" officeooo:paragraph-rsid="00166cd0" style:font-size-asian="14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fo:font-weight="bold" officeooo:paragraph-rsid="00112361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fo:font-weight="bold" officeooo:rsid="00395907" officeooo:paragraph-rsid="00395907" style:font-size-asian="14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style="italic" fo:font-weight="bold" officeooo:rsid="00b8645b" officeooo:paragraph-rsid="00b8645b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66cd0"/>
    </style:style>
    <style:style style:name="P12" style:family="paragraph" style:parent-style-name="Standard">
      <style:paragraph-properties fo:text-align="start" style:justify-single-word="false"/>
      <style:text-properties style:font-name="Comic Sans MS" fo:font-size="12pt" fo:font-style="normal" fo:font-weight="normal" officeooo:rsid="00395907" officeooo:paragraph-rsid="0039590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Comic Sans MS" fo:font-size="12pt" fo:font-style="normal" fo:font-weight="normal" officeooo:rsid="0089093a" officeooo:paragraph-rsid="0089093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Comic Sans MS" fo:font-size="12pt" fo:font-style="normal" fo:font-weight="normal" officeooo:rsid="0089697c" officeooo:paragraph-rsid="0089697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font-size="12pt" fo:font-style="normal" fo:font-weight="normal" officeooo:rsid="0089697c" officeooo:paragraph-rsid="0089697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Comic Sans MS" fo:font-size="12pt" fo:font-style="normal" fo:font-weight="normal" officeooo:rsid="0089697c" officeooo:paragraph-rsid="0089697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font-name="Comic Sans MS" fo:font-size="12pt" fo:font-style="normal" fo:font-weight="normal" officeooo:rsid="0090bd59" officeooo:paragraph-rsid="0090bd5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font-name="Comic Sans MS" fo:font-size="12pt" fo:font-style="normal" fo:font-weight="normal" officeooo:rsid="0093e170" officeooo:paragraph-rsid="0093e17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mic Sans MS" fo:font-size="12pt" fo:font-style="normal" fo:font-weight="normal" officeooo:rsid="0093e170" officeooo:paragraph-rsid="0093e17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omic Sans MS" fo:font-size="12pt" fo:font-style="normal" fo:font-weight="normal" officeooo:rsid="0093e170" officeooo:paragraph-rsid="0093e17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Comic Sans MS" fo:font-size="12pt" fo:font-style="normal" fo:font-weight="normal" officeooo:rsid="00b879c0" officeooo:paragraph-rsid="00b879c0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style:font-name="Comic Sans MS" fo:font-size="12pt" fo:font-style="normal" fo:font-weight="normal" officeooo:rsid="00ba2fb4" officeooo:paragraph-rsid="00ba2fb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6pt" fo:font-style="italic" fo:font-weight="bold" officeooo:rsid="0089093a" officeooo:paragraph-rsid="0089093a" style:font-size-asian="14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6pt" fo:font-style="italic" fo:font-weight="bold" officeooo:rsid="008f2e88" officeooo:paragraph-rsid="008f2e88" style:font-size-asian="14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fo:font-style="italic" fo:font-weight="bold" officeooo:rsid="00995d01" officeooo:paragraph-rsid="00995d01" style:font-size-asian="14pt" style:font-style-asian="italic" style:font-weight-asian="bold" style:font-size-complex="16pt" style:font-style-complex="italic" style:font-weight-complex="bold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Liberation Serif" fo:font-size="14pt" fo:font-style="italic" fo:font-weight="bold" officeooo:rsid="009cb376" officeooo:paragraph-rsid="009cb376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style="italic" fo:font-weight="bold" officeooo:rsid="001758eb" officeooo:paragraph-rsid="001758eb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officeooo:rsid="001758eb" officeooo:paragraph-rsid="001758eb"/>
    </style:style>
    <style:style style:name="P29" style:family="paragraph" style:parent-style-name="Table_20_Contents">
      <style:paragraph-properties fo:text-align="center" style:justify-single-word="false"/>
      <style:text-properties style:font-name="Comic Sans MS" officeooo:rsid="00193f94" officeooo:paragraph-rsid="00193f94"/>
    </style:style>
    <style:style style:name="P30" style:family="paragraph" style:parent-style-name="Table_20_Contents">
      <style:paragraph-properties fo:text-align="center" style:justify-single-word="false"/>
      <style:text-properties style:font-name="Comic Sans MS" officeooo:rsid="001b2c4b" officeooo:paragraph-rsid="001b2c4b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officeooo:rsid="0022997f" officeooo:paragraph-rsid="0022997f"/>
    </style:style>
    <style:style style:name="P32" style:family="paragraph" style:parent-style-name="Table_20_Contents">
      <style:paragraph-properties fo:text-align="center" style:justify-single-word="false"/>
      <style:text-properties style:font-name="Comic Sans MS" officeooo:rsid="0026424c" officeooo:paragraph-rsid="0026424c"/>
    </style:style>
    <style:style style:name="P33" style:family="paragraph" style:parent-style-name="Table_20_Contents">
      <style:paragraph-properties fo:text-align="center" style:justify-single-word="false"/>
      <style:text-properties style:font-name="Comic Sans MS" officeooo:rsid="00278b6e" officeooo:paragraph-rsid="00278b6e"/>
    </style:style>
    <style:style style:name="P34" style:family="paragraph" style:parent-style-name="Table_20_Contents">
      <style:paragraph-properties fo:text-align="center" style:justify-single-word="false"/>
      <style:text-properties style:font-name="Comic Sans MS" officeooo:rsid="0027a80d" officeooo:paragraph-rsid="0027a80d"/>
    </style:style>
    <style:style style:name="P35" style:family="paragraph" style:parent-style-name="Table_20_Contents">
      <style:paragraph-properties fo:text-align="center" style:justify-single-word="false"/>
      <style:text-properties style:font-name="Comic Sans MS" officeooo:rsid="0028ad1c" officeooo:paragraph-rsid="0028ad1c"/>
    </style:style>
    <style:style style:name="P36" style:family="paragraph" style:parent-style-name="Table_20_Contents">
      <style:paragraph-properties fo:text-align="center" style:justify-single-word="false"/>
      <style:text-properties style:font-name="Comic Sans MS" officeooo:rsid="002bed8b" officeooo:paragraph-rsid="002bed8b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officeooo:rsid="002c1197" officeooo:paragraph-rsid="002c1197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officeooo:rsid="002d638c" officeooo:paragraph-rsid="002d638c"/>
    </style:style>
    <style:style style:name="P39" style:family="paragraph" style:parent-style-name="Table_20_Contents">
      <style:paragraph-properties fo:text-align="center" style:justify-single-word="false"/>
      <style:text-properties style:font-name="Comic Sans MS" officeooo:rsid="002e75a3" officeooo:paragraph-rsid="002e75a3"/>
    </style:style>
    <style:style style:name="P40" style:family="paragraph" style:parent-style-name="Table_20_Contents">
      <style:paragraph-properties fo:text-align="center" style:justify-single-word="false"/>
      <style:text-properties style:font-name="Comic Sans MS" officeooo:rsid="002f3e5e" officeooo:paragraph-rsid="002f3e5e"/>
    </style:style>
    <style:style style:name="P41" style:family="paragraph" style:parent-style-name="Table_20_Contents">
      <style:paragraph-properties fo:text-align="center" style:justify-single-word="false"/>
      <style:text-properties style:font-name="Comic Sans MS" officeooo:rsid="00303ee0" officeooo:paragraph-rsid="00303ee0"/>
    </style:style>
    <style:style style:name="P42" style:family="paragraph" style:parent-style-name="Table_20_Contents">
      <style:paragraph-properties fo:text-align="center" style:justify-single-word="false"/>
      <style:text-properties style:font-name="Comic Sans MS" officeooo:rsid="003203bd" officeooo:paragraph-rsid="003203bd"/>
    </style:style>
    <style:style style:name="P43" style:family="paragraph" style:parent-style-name="Table_20_Contents">
      <style:paragraph-properties fo:text-align="center" style:justify-single-word="false"/>
      <style:text-properties style:font-name="Comic Sans MS" officeooo:rsid="0032651f" officeooo:paragraph-rsid="0032651f"/>
    </style:style>
    <style:style style:name="P44" style:family="paragraph" style:parent-style-name="Table_20_Contents">
      <style:paragraph-properties fo:text-align="center" style:justify-single-word="false"/>
      <style:text-properties style:font-name="Comic Sans MS" officeooo:rsid="00344e0c" officeooo:paragraph-rsid="00344e0c"/>
    </style:style>
    <style:style style:name="P45" style:family="paragraph" style:parent-style-name="Table_20_Contents">
      <style:paragraph-properties fo:text-align="center" style:justify-single-word="false"/>
      <style:text-properties style:font-name="Comic Sans MS" officeooo:rsid="0036e5ef" officeooo:paragraph-rsid="0036e5ef"/>
    </style:style>
    <style:style style:name="P46" style:family="paragraph" style:parent-style-name="Table_20_Contents">
      <style:paragraph-properties fo:text-align="center" style:justify-single-word="false"/>
      <style:text-properties style:font-name="Comic Sans MS" officeooo:rsid="0038da05" officeooo:paragraph-rsid="0038da05"/>
    </style:style>
    <style:style style:name="P47" style:family="paragraph" style:parent-style-name="Table_20_Contents">
      <style:paragraph-properties fo:text-align="center" style:justify-single-word="false"/>
      <style:text-properties style:font-name="Comic Sans MS" officeooo:rsid="0038f184" officeooo:paragraph-rsid="0038f184"/>
    </style:style>
    <style:style style:name="P48" style:family="paragraph" style:parent-style-name="Table_20_Contents">
      <style:paragraph-properties fo:text-align="center" style:justify-single-word="false"/>
      <style:text-properties style:font-name="Comic Sans MS" officeooo:rsid="00393bd1" officeooo:paragraph-rsid="00393bd1"/>
    </style:style>
    <style:style style:name="P49" style:family="paragraph" style:parent-style-name="Table_20_Contents">
      <style:paragraph-properties fo:text-align="center" style:justify-single-word="false"/>
      <style:text-properties style:font-name="Comic Sans MS"/>
    </style:style>
    <style:style style:name="P50" style:family="paragraph" style:parent-style-name="Table_20_Contents">
      <style:paragraph-properties fo:text-align="center" style:justify-single-word="false"/>
      <style:text-properties style:font-name="Comic Sans MS" fo:font-size="12pt" officeooo:rsid="003da61c" officeooo:paragraph-rsid="003da61c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Comic Sans MS" fo:font-size="12pt" officeooo:rsid="003eae80" officeooo:paragraph-rsid="003eae80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Comic Sans MS" fo:font-size="12pt" officeooo:rsid="003ee9a6" officeooo:paragraph-rsid="003ee9a6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Comic Sans MS" fo:font-size="12pt" officeooo:rsid="0040ac3b" officeooo:paragraph-rsid="0040ac3b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omic Sans MS" fo:font-size="12pt" officeooo:rsid="0041e7ad" officeooo:paragraph-rsid="0041e7ad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omic Sans MS" fo:font-size="12pt" officeooo:rsid="00432216" officeooo:paragraph-rsid="00432216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omic Sans MS" fo:font-size="12pt" officeooo:rsid="00447fc0" officeooo:paragraph-rsid="00447fc0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omic Sans MS" fo:font-size="12pt" officeooo:rsid="00452d13" officeooo:paragraph-rsid="00452d13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Comic Sans MS" fo:font-size="12pt" officeooo:rsid="0047296c" officeooo:paragraph-rsid="0047296c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Comic Sans MS" fo:font-size="12pt" officeooo:rsid="00490185" officeooo:paragraph-rsid="00490185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Comic Sans MS" fo:font-size="12pt" officeooo:rsid="004df925" officeooo:paragraph-rsid="004df925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Comic Sans MS" fo:font-size="12pt" officeooo:rsid="00516c3e" officeooo:paragraph-rsid="00516c3e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Comic Sans MS" fo:font-size="12pt" officeooo:rsid="0052a6b4" officeooo:paragraph-rsid="0052a6b4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Comic Sans MS" fo:font-size="12pt" officeooo:rsid="00531ad4" officeooo:paragraph-rsid="00531ad4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Comic Sans MS" fo:font-size="12pt" officeooo:rsid="005427a5" officeooo:paragraph-rsid="0055cbbe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Comic Sans MS" fo:font-size="12pt" officeooo:rsid="00575487" officeooo:paragraph-rsid="00575487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Comic Sans MS" fo:font-size="12pt" officeooo:rsid="00593657" officeooo:paragraph-rsid="00593657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Comic Sans MS" fo:font-size="12pt" officeooo:rsid="005cbd88" officeooo:paragraph-rsid="005cbd88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Comic Sans MS" fo:font-size="12pt" officeooo:rsid="005f84f1" officeooo:paragraph-rsid="005f84f1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Comic Sans MS" fo:font-size="12pt" officeooo:rsid="005faa8a" officeooo:paragraph-rsid="005faa8a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Comic Sans MS" fo:font-size="12pt" officeooo:rsid="0060dbdf" officeooo:paragraph-rsid="0060dbdf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Comic Sans MS" fo:font-size="12pt" officeooo:rsid="00613352" officeooo:paragraph-rsid="00613352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Comic Sans MS" fo:font-size="12pt" officeooo:rsid="00614880" officeooo:paragraph-rsid="00614880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Comic Sans MS" fo:font-size="12pt" officeooo:rsid="00614880" officeooo:paragraph-rsid="0061b25a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Comic Sans MS" fo:font-size="12pt" officeooo:rsid="00640491" officeooo:paragraph-rsid="00640491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Comic Sans MS" fo:font-size="12pt" officeooo:rsid="00663988" officeooo:paragraph-rsid="006965f9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Comic Sans MS" fo:font-size="12pt" officeooo:rsid="00676ba3" officeooo:paragraph-rsid="00676ba3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Comic Sans MS" fo:font-size="12pt" officeooo:rsid="0067f854" officeooo:paragraph-rsid="0067f854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Comic Sans MS" fo:font-size="12pt" officeooo:rsid="006aca07" officeooo:paragraph-rsid="006aca07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Comic Sans MS" fo:font-size="12pt" officeooo:rsid="006ba04a" officeooo:paragraph-rsid="006ba04a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Comic Sans MS" fo:font-size="12pt" officeooo:rsid="006da88f" officeooo:paragraph-rsid="006da88f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Comic Sans MS" fo:font-size="12pt" officeooo:rsid="006df1bf" officeooo:paragraph-rsid="006df1bf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Comic Sans MS" fo:font-size="12pt" officeooo:rsid="006e6948" officeooo:paragraph-rsid="006e6948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Comic Sans MS" fo:font-size="12pt" officeooo:rsid="006f186e" officeooo:paragraph-rsid="006f186e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Comic Sans MS" fo:font-size="12pt" officeooo:rsid="00704a61" officeooo:paragraph-rsid="00704a61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Comic Sans MS" fo:font-size="12pt" officeooo:rsid="00717749" officeooo:paragraph-rsid="00717749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Comic Sans MS" fo:font-size="12pt" officeooo:rsid="0072ce08" officeooo:paragraph-rsid="0072ce08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style:font-name="Comic Sans MS" fo:font-size="12pt" officeooo:rsid="00740070" officeooo:paragraph-rsid="00740070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style:font-name="Comic Sans MS" fo:font-size="12pt" officeooo:rsid="0075c34c" officeooo:paragraph-rsid="0075c34c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font-name="Comic Sans MS" fo:font-size="12pt" officeooo:rsid="0076d4c9" officeooo:paragraph-rsid="0076d4c9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font-name="Comic Sans MS" fo:font-size="12pt" officeooo:rsid="0078b2e7" officeooo:paragraph-rsid="0078b2e7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Comic Sans MS" fo:font-size="12pt" officeooo:rsid="0079ef48" officeooo:paragraph-rsid="0079ef48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font-name="Comic Sans MS" fo:font-size="12pt" officeooo:rsid="007baa7a" officeooo:paragraph-rsid="007baa7a" style:font-size-asian="10.5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Comic Sans MS" fo:font-size="12pt" officeooo:rsid="007d7d9a" officeooo:paragraph-rsid="007d7d9a" style:font-size-asian="10.5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Comic Sans MS" fo:font-size="12pt" officeooo:rsid="007dbc16" officeooo:paragraph-rsid="007dbc16" style:font-size-asian="10.5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font-name="Comic Sans MS" fo:font-size="12pt" officeooo:rsid="0081bcb1" officeooo:paragraph-rsid="0081bcb1" style:font-size-asian="10.5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font-name="Comic Sans MS" fo:font-size="12pt" officeooo:rsid="0082d9a2" officeooo:paragraph-rsid="0082d9a2" style:font-size-asian="10.5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Comic Sans MS" fo:font-size="12pt" officeooo:rsid="00833ed0" officeooo:paragraph-rsid="00833ed0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font-name="Comic Sans MS" fo:font-size="12pt" officeooo:rsid="0083c9d7" officeooo:paragraph-rsid="0083c9d7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Comic Sans MS" fo:font-size="12pt" officeooo:rsid="008588f4" officeooo:paragraph-rsid="008588f4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Comic Sans MS" fo:font-size="12pt" officeooo:rsid="00868c73" officeooo:paragraph-rsid="00868c73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font-name="Comic Sans MS" fo:font-size="12pt" officeooo:rsid="00884a3a" officeooo:paragraph-rsid="00884a3a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4pt" fo:font-style="italic" fo:font-weight="bold" officeooo:rsid="003da61c" officeooo:paragraph-rsid="003da61c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06440c"/>
    </style:style>
    <style:style style:name="T2" style:family="text">
      <style:text-properties fo:font-size="12pt" fo:font-style="normal" fo:font-weight="normal" officeooo:rsid="000730e5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fo:font-weight="normal" officeooo:rsid="00079d0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094e09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c2be2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081ec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1d40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64c0e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a0b47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9ea27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9ea276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a0b47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officeooo:rsid="009ea276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a0b478" style:font-size-asian="12pt" style:font-style-asian="normal" style:font-size-complex="12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a1b02e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a23598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a41392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a503ec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a82333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a8d78b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ab7c7f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afcb3e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b0ed9b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b38579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b58d3e" style:font-size-asian="12pt" style:font-weight-asian="normal" style:font-size-complex="12pt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a1b02e" style:font-size-asian="12pt" style:font-size-complex="12pt"/>
    </style:style>
    <style:style style:name="T29" style:family="text">
      <style:text-properties fo:font-size="12pt" officeooo:rsid="00a23598" style:font-size-asian="12pt" style:font-size-complex="12pt"/>
    </style:style>
    <style:style style:name="T30" style:family="text">
      <style:text-properties fo:font-size="12pt" officeooo:rsid="00a41392" style:font-size-asian="12pt" style:font-size-complex="12pt"/>
    </style:style>
    <style:style style:name="T31" style:family="text">
      <style:text-properties fo:font-size="12pt" officeooo:rsid="00a503ec" style:font-size-asian="12pt" style:font-size-complex="12pt"/>
    </style:style>
    <style:style style:name="T32" style:family="text">
      <style:text-properties fo:font-size="12pt" officeooo:rsid="00a82333" style:font-size-asian="12pt" style:font-size-complex="12pt"/>
    </style:style>
    <style:style style:name="T33" style:family="text">
      <style:text-properties fo:font-size="12pt" officeooo:rsid="00a8d78b" style:font-size-asian="12pt" style:font-size-complex="12pt"/>
    </style:style>
    <style:style style:name="T34" style:family="text">
      <style:text-properties fo:font-size="12pt" officeooo:rsid="00ab7c7f" style:font-size-asian="12pt" style:font-size-complex="12pt"/>
    </style:style>
    <style:style style:name="T35" style:family="text">
      <style:text-properties fo:font-size="12pt" officeooo:rsid="00afcb3e" style:font-size-asian="12pt" style:font-size-complex="12pt"/>
    </style:style>
    <style:style style:name="T36" style:family="text">
      <style:text-properties fo:font-size="12pt" officeooo:rsid="00b0ed9b" style:font-size-asian="12pt" style:font-size-complex="12pt"/>
    </style:style>
    <style:style style:name="T37" style:family="text">
      <style:text-properties fo:font-size="12pt" officeooo:rsid="00b38579" style:font-size-asian="12pt" style:font-size-complex="12pt"/>
    </style:style>
    <style:style style:name="T38" style:family="text">
      <style:text-properties fo:font-size="12pt" officeooo:rsid="00b58d3e" style:font-size-asian="12pt" style:font-size-complex="12pt"/>
    </style:style>
    <style:style style:name="T39" style:family="text">
      <style:text-properties officeooo:rsid="000730e5" style:font-size-asian="16pt"/>
    </style:style>
    <style:style style:name="T40" style:family="text">
      <style:text-properties officeooo:rsid="000c2be2"/>
    </style:style>
    <style:style style:name="T41" style:family="text">
      <style:text-properties officeooo:rsid="000e41e8"/>
    </style:style>
    <style:style style:name="T42" style:family="text">
      <style:text-properties officeooo:rsid="00112361"/>
    </style:style>
    <style:style style:name="T43" style:family="text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officeooo:rsid="002df76f"/>
    </style:style>
    <style:style style:name="T46" style:family="text">
      <style:text-properties officeooo:rsid="00303ee0"/>
    </style:style>
    <style:style style:name="T47" style:family="text">
      <style:text-properties officeooo:rsid="0034ea64"/>
    </style:style>
    <style:style style:name="T48" style:family="text">
      <style:text-properties officeooo:rsid="0040ac3b"/>
    </style:style>
    <style:style style:name="T49" style:family="text">
      <style:text-properties officeooo:rsid="00432216"/>
    </style:style>
    <style:style style:name="T50" style:family="text">
      <style:text-properties officeooo:rsid="004a547d"/>
    </style:style>
    <style:style style:name="T51" style:family="text">
      <style:text-properties officeooo:rsid="00531ad4"/>
    </style:style>
    <style:style style:name="T52" style:family="text">
      <style:text-properties officeooo:rsid="0054152a"/>
    </style:style>
    <style:style style:name="T53" style:family="text">
      <style:text-properties officeooo:rsid="005ac88a"/>
    </style:style>
    <style:style style:name="T54" style:family="text">
      <style:text-properties officeooo:rsid="0061b25a"/>
    </style:style>
    <style:style style:name="T55" style:family="text">
      <style:text-properties officeooo:rsid="007f9987"/>
    </style:style>
    <style:style style:name="T56" style:family="text">
      <style:text-properties officeooo:rsid="008c089f"/>
    </style:style>
    <style:style style:name="T57" style:family="text">
      <style:text-properties officeooo:rsid="008dd56a"/>
    </style:style>
    <style:style style:name="T58" style:family="text">
      <style:text-properties officeooo:rsid="008e8fcd"/>
    </style:style>
    <style:style style:name="T59" style:family="text">
      <style:text-properties officeooo:rsid="0094b0bf"/>
    </style:style>
    <style:style style:name="T60" style:family="text">
      <style:text-properties officeooo:rsid="00965aff"/>
    </style:style>
    <style:style style:name="T61" style:family="text">
      <style:text-properties officeooo:rsid="00973ddf"/>
    </style:style>
    <style:style style:name="T62" style:family="text">
      <style:text-properties style:font-name="Comic Sans MS" fo:font-size="12pt" fo:font-style="normal" fo:font-weight="normal" officeooo:rsid="009ea276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Comic Sans MS" fo:font-size="12pt" fo:font-style="normal" fo:font-weight="normal" officeooo:rsid="00a0b478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officeooo:rsid="00a1b02e"/>
    </style:style>
    <style:style style:name="T65" style:family="text">
      <style:text-properties officeooo:rsid="00a23598"/>
    </style:style>
    <style:style style:name="T66" style:family="text">
      <style:text-properties officeooo:rsid="00a41392"/>
    </style:style>
    <style:style style:name="T67" style:family="text">
      <style:text-properties officeooo:rsid="00a503ec"/>
    </style:style>
    <style:style style:name="T68" style:family="text">
      <style:text-properties officeooo:rsid="00a82333"/>
    </style:style>
    <style:style style:name="T69" style:family="text">
      <style:text-properties officeooo:rsid="00a8d78b"/>
    </style:style>
    <style:style style:name="T70" style:family="text">
      <style:text-properties officeooo:rsid="00ab7c7f"/>
    </style:style>
    <style:style style:name="T71" style:family="text">
      <style:text-properties officeooo:rsid="00afcb3e"/>
    </style:style>
    <style:style style:name="T72" style:family="text">
      <style:text-properties officeooo:rsid="00b0ed9b"/>
    </style:style>
    <style:style style:name="T73" style:family="text">
      <style:text-properties officeooo:rsid="00b38579"/>
    </style:style>
    <style:style style:name="T74" style:family="text">
      <style:text-properties officeooo:rsid="00b58d3e"/>
    </style:style>
    <style:style style:name="T75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6" style:family="text">
      <style:text-properties fo:font-size="13pt" fo:font-style="normal" fo:font-weight="normal" officeooo:rsid="009ea276" style:font-size-asian="13pt" style:font-style-asian="normal" style:font-weight-asian="normal" style:font-size-complex="13pt" style:font-style-complex="normal" style:font-weight-complex="normal"/>
    </style:style>
    <style:style style:name="T77" style:family="text">
      <style:text-properties fo:font-size="13pt" fo:font-style="normal" fo:font-weight="normal" officeooo:rsid="00a0b478" style:font-size-asian="13pt" style:font-style-asian="normal" style:font-weight-asian="normal" style:font-size-complex="13pt" style:font-style-complex="normal" style:font-weight-complex="normal"/>
    </style:style>
    <style:style style:name="T78" style:family="text">
      <style:text-properties fo:font-size="13pt" fo:font-style="normal" fo:font-weight="normal" officeooo:rsid="00a1b02e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fo:font-size="13pt" fo:font-style="normal" fo:font-weight="normal" officeooo:rsid="00a23598" style:font-size-asian="13pt" style:font-style-asian="normal" style:font-weight-asian="normal" style:font-size-complex="13pt" style:font-style-complex="normal" style:font-weight-complex="normal"/>
    </style:style>
    <style:style style:name="T80" style:family="text">
      <style:text-properties fo:font-size="13pt" fo:font-style="normal" fo:font-weight="normal" officeooo:rsid="00a41392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font-size="13pt" fo:font-style="normal" fo:font-weight="normal" officeooo:rsid="00a503ec" style:font-size-asian="13pt" style:font-style-asian="normal" style:font-weight-asian="normal" style:font-size-complex="13pt" style:font-style-complex="normal" style:font-weight-complex="normal"/>
    </style:style>
    <style:style style:name="T82" style:family="text">
      <style:text-properties fo:font-size="13pt" fo:font-style="normal" fo:font-weight="normal" officeooo:rsid="00a82333" style:font-size-asian="13pt" style:font-style-asian="normal" style:font-weight-asian="normal" style:font-size-complex="13pt" style:font-style-complex="normal" style:font-weight-complex="normal"/>
    </style:style>
    <style:style style:name="T83" style:family="text">
      <style:text-properties fo:font-size="13pt" fo:font-style="normal" fo:font-weight="normal" officeooo:rsid="00a8d78b" style:font-size-asian="13pt" style:font-style-asian="normal" style:font-weight-asian="normal" style:font-size-complex="13pt" style:font-style-complex="normal" style:font-weight-complex="normal"/>
    </style:style>
    <style:style style:name="T84" style:family="text">
      <style:text-properties fo:font-size="13pt" fo:font-style="normal" fo:font-weight="normal" officeooo:rsid="00ab7c7f" style:font-size-asian="13pt" style:font-style-asian="normal" style:font-weight-asian="normal" style:font-size-complex="13pt" style:font-style-complex="normal" style:font-weight-complex="normal"/>
    </style:style>
    <style:style style:name="T85" style:family="text">
      <style:text-properties fo:font-size="13pt" fo:font-style="normal" fo:font-weight="normal" officeooo:rsid="00afcb3e" style:font-size-asian="13pt" style:font-style-asian="normal" style:font-weight-asian="normal" style:font-size-complex="13pt" style:font-style-complex="normal" style:font-weight-complex="normal"/>
    </style:style>
    <style:style style:name="T86" style:family="text">
      <style:text-properties fo:font-size="13pt" fo:font-style="normal" fo:font-weight="normal" officeooo:rsid="00b0ed9b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fo:font-size="13pt" fo:font-style="normal" fo:font-weight="normal" officeooo:rsid="00b38579" style:font-size-asian="13pt" style:font-style-asian="normal" style:font-weight-asian="normal" style:font-size-complex="13pt" style:font-style-complex="normal" style:font-weight-complex="normal"/>
    </style:style>
    <style:style style:name="T88" style:family="text">
      <style:text-properties fo:font-size="13pt" fo:font-style="normal" fo:font-weight="normal" officeooo:rsid="00b58d3e" style:font-size-asian="13pt" style:font-style-asian="normal" style:font-weight-asian="normal" style:font-size-complex="13pt" style:font-style-complex="normal" style:font-weight-complex="normal"/>
    </style:style>
    <style:style style:name="T89" style:family="text">
      <style:text-properties fo:font-size="13pt" fo:font-weight="normal" style:font-size-asian="13pt" style:font-weight-asian="normal" style:font-size-complex="13pt" style:font-weight-complex="normal"/>
    </style:style>
    <style:style style:name="T90" style:family="text">
      <style:text-properties fo:font-size="13pt" fo:font-weight="normal" officeooo:rsid="00a1b02e" style:font-size-asian="13pt" style:font-weight-asian="normal" style:font-size-complex="13pt" style:font-weight-complex="normal"/>
    </style:style>
    <style:style style:name="T91" style:family="text">
      <style:text-properties fo:font-size="13pt" fo:font-weight="normal" officeooo:rsid="00a23598" style:font-size-asian="13pt" style:font-weight-asian="normal" style:font-size-complex="13pt" style:font-weight-complex="normal"/>
    </style:style>
    <style:style style:name="T92" style:family="text">
      <style:text-properties fo:font-size="13pt" fo:font-weight="normal" officeooo:rsid="00a41392" style:font-size-asian="13pt" style:font-weight-asian="normal" style:font-size-complex="13pt" style:font-weight-complex="normal"/>
    </style:style>
    <style:style style:name="T93" style:family="text">
      <style:text-properties fo:font-size="13pt" fo:font-weight="normal" officeooo:rsid="00a503ec" style:font-size-asian="13pt" style:font-weight-asian="normal" style:font-size-complex="13pt" style:font-weight-complex="normal"/>
    </style:style>
    <style:style style:name="T94" style:family="text">
      <style:text-properties fo:font-size="13pt" fo:font-weight="normal" officeooo:rsid="00a82333" style:font-size-asian="13pt" style:font-weight-asian="normal" style:font-size-complex="13pt" style:font-weight-complex="normal"/>
    </style:style>
    <style:style style:name="T95" style:family="text">
      <style:text-properties fo:font-size="13pt" fo:font-weight="normal" officeooo:rsid="00a8d78b" style:font-size-asian="13pt" style:font-weight-asian="normal" style:font-size-complex="13pt" style:font-weight-complex="normal"/>
    </style:style>
    <style:style style:name="T96" style:family="text">
      <style:text-properties fo:font-size="13pt" fo:font-weight="normal" officeooo:rsid="00ab7c7f" style:font-size-asian="13pt" style:font-weight-asian="normal" style:font-size-complex="13pt" style:font-weight-complex="normal"/>
    </style:style>
    <style:style style:name="T97" style:family="text">
      <style:text-properties fo:font-size="13pt" fo:font-weight="normal" officeooo:rsid="00afcb3e" style:font-size-asian="13pt" style:font-weight-asian="normal" style:font-size-complex="13pt" style:font-weight-complex="normal"/>
    </style:style>
    <style:style style:name="T98" style:family="text">
      <style:text-properties fo:font-size="13pt" fo:font-weight="normal" officeooo:rsid="00b0ed9b" style:font-size-asian="13pt" style:font-weight-asian="normal" style:font-size-complex="13pt" style:font-weight-complex="normal"/>
    </style:style>
    <style:style style:name="T99" style:family="text">
      <style:text-properties fo:font-size="13pt" fo:font-weight="normal" officeooo:rsid="00b38579" style:font-size-asian="13pt" style:font-weight-asian="normal" style:font-size-complex="13pt" style:font-weight-complex="normal"/>
    </style:style>
    <style:style style:name="T100" style:family="text">
      <style:text-properties fo:font-size="13pt" fo:font-weight="normal" officeooo:rsid="00b58d3e" style:font-size-asian="13pt" style:font-weight-asian="normal" style:font-size-complex="13pt" style:font-weight-complex="normal"/>
    </style:style>
    <style:style style:name="T101" style:family="text">
      <style:text-properties fo:font-size="13pt" fo:font-weight="normal" officeooo:rsid="009ea276" style:font-size-asian="13pt" style:font-weight-asian="normal" style:font-size-complex="13pt" style:font-weight-complex="normal"/>
    </style:style>
    <style:style style:name="T102" style:family="text">
      <style:text-properties fo:font-size="13pt" fo:font-weight="normal" officeooo:rsid="00a0b478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35in" fo:text-indent="-0.25in" fo:margin-left="0.65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35in" fo:text-indent="-0.25in" fo:margin-left="0.90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35in" fo:text-indent="-0.25in" fo:margin-left="1.15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35in" fo:text-indent="-0.25in" fo:margin-left="1.40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35in" fo:text-indent="-0.25in" fo:margin-left="1.65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35in" fo:text-indent="-0.25in" fo:margin-left="1.90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35in" fo:text-indent="-0.25in" fo:margin-left="2.15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35in" fo:text-indent="-0.25in" fo:margin-left="2.40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35in" fo:text-indent="-0.25in" fo:margin-left="2.65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35in" fo:text-indent="-0.25in" fo:margin-left="2.903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ign Of Grammar Augmentations</text:span></text:p>
      <text:p text:style-name="P3"/>
      <text:p text:style-name="P3"><text:span text:style-name="T6">N</text:span><text:span text:style-name="T2">on terminals M, N </text:span><text:span text:style-name="T6">and O </text:span><text:span text:style-name="T2">have been used for augmentation. They are used as follows : </text:span></text:p>
      <text:p text:style-name="P3"/>
      <text:p text:style-name="P4"><text:span text:style-name="T39">M</text:span><text:span text:style-name="T2"> : <text:s/>It has been used for remembering the index of the quad to be generated just after the reduction <text:s text:c="28"/>M - &gt; </text:span><text:span text:style-name="T3">Epsilon is carried out. This is </text:span><text:span text:style-name="T4">used for back patching the dangling gotos. Further details have been commented at appropriate places in .y file.</text:span><text:tab/></text:p>
      <text:p text:style-name="P4"/>
      <text:p text:style-name="P5"><text:span text:style-name="T40">N : </text:span><text:span text:style-name="T5">It has been used for generating an unconditional goto just after the reduction N - &gt; Epsilon is carried out. This is used for control transfers. </text:span><text:span text:style-name="T4">Further details have been commented at appropriate places in .y file.</text:span></text:p>
      <text:p text:style-name="P5"/>
      <text:p text:style-name="P8"><text:span text:style-name="T42">O : </text:span><text:span text:style-name="T7">It has been used as an indicator of the fact that a function definition is starting. This is used to change the current symbol table pointer to point to the symbol table of the appropriate function. </text:span></text:p>
      <text:p text:style-name="P5"/>
      <text:p text:style-name="P2"><text:span text:style-name="T41">Design of Attributes</text:span></text:p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7">Attribute</text:p>
          </table:table-cell>
          <table:table-cell table:style-name="Table1.A1" office:value-type="string">
            <text:p text:style-name="P27">Type</text:p>
          </table:table-cell>
          <table:table-cell table:style-name="Table1.A1" office:value-type="string">
            <text:p text:style-name="P27">Terminals </text:p>
          </table:table-cell>
          <table:table-cell table:style-name="Table1.D1" office:value-type="string">
            <text:p text:style-name="P27">Non terminals</text:p>
          </table:table-cell>
        </table:table-row>
        <table:table-row>
          <table:table-cell table:style-name="Table1.A2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exp_attr</text:p>
          </table:table-cell>
          <table:table-cell table:style-name="Table1.A2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exp_attr_struct</text:p>
          </table:table-cell>
          <table:table-cell table:style-name="Table1.A2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NA</text:p>
          </table:table-cell>
          <table:table-cell table:style-name="Table1.D2" office:value-type="string">
            <text:p text:style-name="P30"><text:s/>primary_expression expression postfix_expression constant_expression statement compound_statement selection_statement iteration_statement jump_statement block_item_list block_item expression_statement unary_expression cast_expression multiplicative_express additive_expression shift_expression relational_expression equality_expression</text:p>
            <text:p text:style-name="P31"><text:s/>primary_expression</text:p>
            <text:p text:style-name="P31"><text:s/>expression</text:p>
            <text:p text:style-name="P31"><text:s/>postfix_expression</text:p>
            <text:p text:style-name="P31"><text:s/>constant_expression</text:p>
            <text:p text:style-name="P31"><text:s/>statement</text:p>
            <text:p text:style-name="P31"><text:soft-page-break/><text:s/>compound_statement</text:p>
            <text:p text:style-name="P31"><text:s/>selection_statement</text:p>
            <text:p text:style-name="P31"><text:s/>iteration_statement</text:p>
            <text:p text:style-name="P31"><text:s/>jump_statement</text:p>
            <text:p text:style-name="P31"><text:s/>block_item_list</text:p>
            <text:p text:style-name="P31"><text:s/>block_item</text:p>
            <text:p text:style-name="P31"><text:s/>expression_statement</text:p>
            <text:p text:style-name="P31"><text:s/>unary_expression</text:p>
            <text:p text:style-name="P31"><text:s/>cast_expression</text:p>
            <text:p text:style-name="P31"><text:s/>multiplicative_express</text:p>
            <text:p text:style-name="P31"><text:s/>additive_expression</text:p>
            <text:p text:style-name="P31"><text:s/>shift_expression</text:p>
            <text:p text:style-name="P31"><text:s/>relational_expression</text:p>
            <text:p text:style-name="P31">equality_expression</text:p>
          </table:table-cell>
        </table:table-row>
        <table:table-row>
          <table:table-cell table:style-name="Table1.A2" office:value-type="string">
            <text:p text:style-name="P32"/>
            <text:p text:style-name="P32"/>
            <text:p text:style-name="P32"/>
            <text:p text:style-name="P32">var_decl_attr</text:p>
          </table:table-cell>
          <table:table-cell table:style-name="Table1.A2" office:value-type="string">
            <text:p text:style-name="P33"/>
            <text:p text:style-name="P33"/>
            <text:p text:style-name="P33"/>
            <text:p text:style-name="P33">var_decl_attr_struct</text:p>
          </table:table-cell>
          <table:table-cell table:style-name="Table1.A2" office:value-type="string">
            <text:p text:style-name="P34"/>
            <text:p text:style-name="P34"/>
            <text:p text:style-name="P34"/>
            <text:p text:style-name="P34">NA</text:p>
          </table:table-cell>
          <table:table-cell table:style-name="Table1.D2" office:value-type="string">
            <text:p text:style-name="P35"><text:s/>type_specifier</text:p>
            <text:p text:style-name="P35"><text:s/>declaration_specifiers</text:p>
            <text:p text:style-name="P35"><text:s/>direct_declarator</text:p>
            <text:p text:style-name="P35"><text:s/>declarator</text:p>
            <text:p text:style-name="P35"><text:s/>parameter_declaration</text:p>
            <text:p text:style-name="P35"><text:s/>init_declarator</text:p>
            <text:p text:style-name="P35"><text:s/>init_declarator_list</text:p>
            <text:p text:style-name="P35"><text:s/>pointer</text:p>
          </table:table-cell>
        </table:table-row>
        <table:table-row>
          <table:table-cell table:style-name="Table1.A2" office:value-type="string">
            <text:p text:style-name="P36">initializer_attr</text:p>
          </table:table-cell>
          <table:table-cell table:style-name="Table1.A2" office:value-type="string">
            <text:p text:style-name="P37">initializer_attr_struct</text:p>
          </table:table-cell>
          <table:table-cell table:style-name="Table1.A2" office:value-type="string">
            <text:p text:style-name="P37">NA</text:p>
          </table:table-cell>
          <table:table-cell table:style-name="Table1.D2" office:value-type="string">
            <text:p text:style-name="P37">initializer</text:p>
          </table:table-cell>
        </table:table-row>
        <table:table-row>
          <table:table-cell table:style-name="Table1.A2" office:value-type="string">
            <text:p text:style-name="P38">u_op_attr</text:p>
          </table:table-cell>
          <table:table-cell table:style-name="Table1.A2" office:value-type="string">
            <text:p text:style-name="P38">u_op_attr_struct</text:p>
          </table:table-cell>
          <table:table-cell table:style-name="Table1.A2" office:value-type="string">
            <text:p text:style-name="P38">NA</text:p>
          </table:table-cell>
          <table:table-cell table:style-name="Table1.D2" office:value-type="string">
            <text:p text:style-name="P38">unary_<text:span text:style-name="T45">operator</text:span></text:p>
          </table:table-cell>
        </table:table-row>
        <table:table-row>
          <table:table-cell table:style-name="Table1.A2" office:value-type="string">
            <text:p text:style-name="P39">instr</text:p>
          </table:table-cell>
          <table:table-cell table:style-name="Table1.A2" office:value-type="string">
            <text:p text:style-name="P39"><text:span text:style-name="T46">i</text:span>nt</text:p>
          </table:table-cell>
          <table:table-cell table:style-name="Table1.A2" office:value-type="string">
            <text:p text:style-name="P39">NA</text:p>
          </table:table-cell>
          <table:table-cell table:style-name="Table1.D2" office:value-type="string">
            <text:p text:style-name="P40">M</text:p>
          </table:table-cell>
        </table:table-row>
        <table:table-row>
          <table:table-cell table:style-name="Table1.A2" office:value-type="string">
            <text:p text:style-name="P41">N_attr</text:p>
          </table:table-cell>
          <table:table-cell table:style-name="Table1.A2" office:value-type="string">
            <text:p text:style-name="P41">N_attr_struct</text:p>
          </table:table-cell>
          <table:table-cell table:style-name="Table1.A2" office:value-type="string">
            <text:p text:style-name="P41">NA</text:p>
          </table:table-cell>
          <table:table-cell table:style-name="Table1.D2" office:value-type="string">
            <text:p text:style-name="P41">N</text:p>
          </table:table-cell>
        </table:table-row>
        <table:table-row>
          <table:table-cell table:style-name="Table1.A2" office:value-type="string">
            <text:p text:style-name="P42">param_attr</text:p>
          </table:table-cell>
          <table:table-cell table:style-name="Table1.A2" office:value-type="string">
            <text:p text:style-name="P42">param_attr_struct</text:p>
          </table:table-cell>
          <table:table-cell table:style-name="Table1.A2" office:value-type="string">
            <text:p text:style-name="P42">NA</text:p>
          </table:table-cell>
          <table:table-cell table:style-name="Table1.D2" office:value-type="string">
            <text:p text:style-name="P43">argument_expression_list</text:p>
          </table:table-cell>
        </table:table-row>
        <table:table-row>
          <table:table-cell table:style-name="Table1.A2" office:value-type="string">
            <text:p text:style-name="P44">id_attr</text:p>
          </table:table-cell>
          <table:table-cell table:style-name="Table1.A2" office:value-type="string">
            <text:p text:style-name="P44">id_attr_struct</text:p>
          </table:table-cell>
          <table:table-cell table:style-name="Table1.A2" office:value-type="string">
            <text:p text:style-name="P44">ID<text:span text:style-name="T47">ENTIFIER</text:span></text:p>
          </table:table-cell>
          <table:table-cell table:style-name="Table1.D2" office:value-type="string">
            <text:p text:style-name="P44">NA</text:p>
          </table:table-cell>
        </table:table-row>
        <table:table-row>
          <table:table-cell table:style-name="Table1.A2" office:value-type="string">
            <text:p text:style-name="P45">Intval </text:p>
          </table:table-cell>
          <table:table-cell table:style-name="Table1.A2" office:value-type="string">
            <text:p text:style-name="P45">Int</text:p>
          </table:table-cell>
          <table:table-cell table:style-name="Table1.A2" office:value-type="string">
            <text:p text:style-name="P46">INTEGER_CONSTANT</text:p>
          </table:table-cell>
          <table:table-cell table:style-name="Table1.D2" office:value-type="string">
            <text:p text:style-name="P46">NA</text:p>
          </table:table-cell>
        </table:table-row>
        <table:table-row>
          <table:table-cell table:style-name="Table1.A2" office:value-type="string">
            <text:p text:style-name="P47">Floatval</text:p>
          </table:table-cell>
          <table:table-cell table:style-name="Table1.A2" office:value-type="string">
            <text:p text:style-name="P47">Float</text:p>
          </table:table-cell>
          <table:table-cell table:style-name="Table1.A2" office:value-type="string">
            <text:p text:style-name="P47">FLOAT_CONSTANT</text:p>
          </table:table-cell>
          <table:table-cell table:style-name="Table1.D2" office:value-type="string">
            <text:p text:style-name="P47">NA</text:p>
          </table:table-cell>
        </table:table-row>
        <table:table-row>
          <table:table-cell table:style-name="Table1.A2" office:value-type="string">
            <text:p text:style-name="P48">Charval</text:p>
          </table:table-cell>
          <table:table-cell table:style-name="Table1.A2" office:value-type="string">
            <text:p text:style-name="P48">Char *</text:p>
          </table:table-cell>
          <table:table-cell table:style-name="Table1.A2" office:value-type="string">
            <text:p text:style-name="P48">CHAR_CONSTANT</text:p>
          </table:table-cell>
          <table:table-cell table:style-name="Table1.D2" office:value-type="string">
            <text:p text:style-name="P48">NA</text:p>
          </table:table-cell>
        </table:table-row>
        <table:table-row>
          <table:table-cell table:style-name="Table1.A2" office:value-type="string">
            <text:p text:style-name="P48">Strval</text:p>
          </table:table-cell>
          <table:table-cell table:style-name="Table1.A2" office:value-type="string">
            <text:p text:style-name="P48">Char *</text:p>
          </table:table-cell>
          <table:table-cell table:style-name="Table1.A2" office:value-type="string">
            <text:p text:style-name="P48">STRING_LITERAL</text:p>
          </table:table-cell>
          <table:table-cell table:style-name="Table1.D2" office:value-type="string">
            <text:p text:style-name="P48">NA</text:p>
          </table:table-cell>
        </table:table-row>
        <table:table-row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D2" office:value-type="string">
            <text:p text:style-name="P49"/>
          </table:table-cell>
        </table:table-row>
      </table:table>
      <text:p text:style-name="P11"/>
      <text:p text:style-name="P11"/>
      <text:p text:style-name="P11"><text:soft-page-break/></text:p>
      <text:p text:style-name="P9">Associated Data Structures</text:p>
      <text:p text:style-name="P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2">Data Structure</text:p>
          </table:table-cell>
          <table:table-cell table:style-name="Table2.A1" office:value-type="string">
            <text:p text:style-name="P102">Type and Members</text:p>
          </table:table-cell>
          <table:table-cell table:style-name="Table2.C1" office:value-type="string">
            <text:p text:style-name="P102">Purpose</text:p>
          </table:table-cell>
        </table:table-row>
        <table:table-row>
          <table:table-cell table:style-name="Table2.A2" office:value-type="string">
            <text:p text:style-name="P50">TypeEnum</text:p>
          </table:table-cell>
          <table:table-cell table:style-name="Table2.A2" office:value-type="string">
            <text:p text:style-name="P51">Enum</text:p>
          </table:table-cell>
          <table:table-cell table:style-name="Table2.C2" office:value-type="string">
            <text:p text:style-name="P51">Enum for data type</text:p>
          </table:table-cell>
        </table:table-row>
        <table:table-row>
          <table:table-cell table:style-name="Table2.A2" office:value-type="string">
            <text:p text:style-name="P52">QuadEnum</text:p>
          </table:table-cell>
          <table:table-cell table:style-name="Table2.A2" office:value-type="string">
            <text:p text:style-name="P52"><text:span text:style-name="T48">E</text:span>num</text:p>
          </table:table-cell>
          <table:table-cell table:style-name="Table2.C2" office:value-type="string">
            <text:p text:style-name="P53">Enum for op field of quad</text:p>
          </table:table-cell>
        </table:table-row>
        <table:table-row>
          <table:table-cell table:style-name="Table2.A2" office:value-type="string">
            <text:p text:style-name="P54"/>
            <text:p text:style-name="P54">tree_node_Type</text:p>
          </table:table-cell>
          <table:table-cell table:style-name="Table2.A2" office:value-type="string">
            <text:p text:style-name="P54">Struct</text:p>
            <text:p text:style-name="P54">1. <text:span text:style-name="T49">middle – typeEnum</text:span></text:p>
            <text:p text:style-name="P55">2. left – int *</text:p>
            <text:p text:style-name="P55">3. right – tree_node_Type*</text:p>
          </table:table-cell>
          <table:table-cell table:style-name="Table2.C2" office:value-type="string">
            <text:p text:style-name="P56"/>
            <text:p text:style-name="P56">Data type for a node of the expression tree</text:p>
          </table:table-cell>
        </table:table-row>
        <table:table-row>
          <table:table-cell table:style-name="Table2.A2" office:value-type="string">
            <text:p text:style-name="P57"/>
            <text:p text:style-name="P57">list_node_Type</text:p>
          </table:table-cell>
          <table:table-cell table:style-name="Table2.A2" office:value-type="string">
            <text:p text:style-name="P58">Struct</text:p>
            <text:p text:style-name="P58">1. dangling_index – int</text:p>
            <text:p text:style-name="P59">2. <text:span text:style-name="T50">next – list_node_Type*</text:span></text:p>
          </table:table-cell>
          <table:table-cell table:style-name="Table2.C2" office:value-type="string">
            <text:p text:style-name="P60"/>
            <text:p text:style-name="P60">Data type for a node of the list</text:p>
          </table:table-cell>
        </table:table-row>
        <table:table-row>
          <table:table-cell table:style-name="Table2.A2" office:value-type="string">
            <text:p text:style-name="P62"/>
            <text:p text:style-name="P62"/>
            <text:p text:style-name="P62"/>
            <text:p text:style-name="P62">SymbolTableRow</text:p>
          </table:table-cell>
          <table:table-cell table:style-name="Table2.A2" office:value-type="string">
            <text:p text:style-name="P62">class</text:p>
            <text:p text:style-name="P61">1. <text:span text:style-name="T51">name – char *</text:span></text:p>
            <text:p text:style-name="P63">2. Type – tree_node_Type*</text:p>
            <text:p text:style-name="P63">3. initial_value – void*</text:p>
            <text:p text:style-name="P63">4. size – int</text:p>
            <text:p text:style-name="P63">5. offset – int</text:p>
            <text:p text:style-name="P63">6. <text:span text:style-name="T52">nestedTable - symbolTable*</text:span></text:p>
          </table:table-cell>
          <table:table-cell table:style-name="Table2.C2" office:value-type="string">
            <text:p text:style-name="P64"><text:line-break/></text:p>
            <text:p text:style-name="P64"/>
            <text:p text:style-name="P64">Data type for one row of the symbol table</text:p>
          </table:table-cell>
        </table:table-row>
        <table:table-row>
          <table:table-cell table:style-name="Table2.A2" office:value-type="string">
            <text:p text:style-name="P65"/>
            <text:p text:style-name="P65">list_param</text:p>
          </table:table-cell>
          <table:table-cell table:style-name="Table2.A2" office:value-type="string">
            <text:p text:style-name="P65">struct</text:p>
            <text:p text:style-name="P65">Parameter – symbolTableRow *</text:p>
            <text:p text:style-name="P66">next – <text:span text:style-name="T53">list_param *</text:span></text:p>
          </table:table-cell>
          <table:table-cell table:style-name="Table2.C2" office:value-type="string">
            <text:p text:style-name="P67"/>
            <text:p text:style-name="P67">Data type for list of parameters</text:p>
          </table:table-cell>
        </table:table-row>
        <table:table-row>
          <table:table-cell table:style-name="Table2.A2" office:value-type="string">
            <text:p text:style-name="P68"/>
            <text:p text:style-name="P68"/>
            <text:p text:style-name="P68"/>
            <text:p text:style-name="P68"/>
            <text:p text:style-name="P68"/>
            <text:p text:style-name="P68">QuadArrayRow</text:p>
          </table:table-cell>
          <table:table-cell table:style-name="Table2.A2" office:value-type="string">
            <text:p text:style-name="P68">Struct</text:p>
            <text:p text:style-name="P68">arg1 – char* </text:p>
            <text:p text:style-name="P69">arg2 – char*</text:p>
            <text:p text:style-name="P70">res – char*</text:p>
            <text:p text:style-name="P71">op – quadEnum</text:p>
            <text:p text:style-name="P72">arg1_loc – symbolTableRow*</text:p>
            <text:p text:style-name="P73">arg<text:span text:style-name="T54">2</text:span>_loc – symbolTableRow*</text:p>
            <text:p text:style-name="P73">arg<text:span text:style-name="T54">3</text:span>_loc – symbolTableRow*</text:p>
          </table:table-cell>
          <table:table-cell table:style-name="Table2.C2" office:value-type="string">
            <text:p text:style-name="P74"/>
            <text:p text:style-name="P74"/>
            <text:p text:style-name="P74"/>
            <text:p text:style-name="P74"/>
            <text:p text:style-name="P74">Data type for one row of the quad array</text:p>
          </table:table-cell>
        </table:table-row>
        <table:table-row>
          <table:table-cell table:style-name="Table2.A2" office:value-type="string">
            <text:p text:style-name="P75">I</text:p>
            <text:p text:style-name="P75">nitializer_attr_struct</text:p>
          </table:table-cell>
          <table:table-cell table:style-name="Table2.A2" office:value-type="string">
            <text:p text:style-name="P76">Struct</text:p>
            <text:p text:style-name="P76">int_data – int</text:p>
            <text:p text:style-name="P76">double_data – double</text:p>
            <text:p text:style-name="P76">char_data - char</text:p>
          </table:table-cell>
          <table:table-cell table:style-name="Table2.C2" office:value-type="string">
            <text:p text:style-name="P77"/>
            <text:p text:style-name="P77">Data type for attribute of initializer</text:p>
          </table:table-cell>
        </table:table-row>
        <text:soft-page-break/>
        <table:table-row>
          <table:table-cell table:style-name="Table2.A2" office:value-type="string">
            <text:p text:style-name="P78">exp_attr_struct</text:p>
          </table:table-cell>
          <table:table-cell table:style-name="Table2.A2" office:value-type="string">
            <text:p text:style-name="P78">Struct</text:p>
            <text:p text:style-name="P78">loc – symbolTableRow *</text:p>
            <text:p text:style-name="P79">TL- list_node_Type *</text:p>
            <text:p text:style-name="P79">FL- list_node_Type *</text:p>
            <text:p text:style-name="P79">NL- list_node_Type *</text:p>
            <text:p text:style-name="P80">type – tree_node_Type*</text:p>
            <text:p text:style-name="P81">array – symbolTableRow*</text:p>
            <text:p text:style-name="P82">loc1 – symbolTableRow*</text:p>
            <text:p text:style-name="P83">val - initializer_attr_struct</text:p>
          </table:table-cell>
          <table:table-cell table:style-name="Table2.C2" office:value-type="string">
            <text:p text:style-name="P84">Data type for exp_attr</text:p>
          </table:table-cell>
        </table:table-row>
        <table:table-row>
          <table:table-cell table:style-name="Table2.A2" office:value-type="string">
            <text:p text:style-name="P85"/>
            <text:p text:style-name="P85">var_decl_attr_struct</text:p>
          </table:table-cell>
          <table:table-cell table:style-name="Table2.A2" office:value-type="string">
            <text:p text:style-name="P86">Struct</text:p>
            <text:p text:style-name="P87">type – tree_node_Type*</text:p>
            <text:p text:style-name="P88">width – int</text:p>
            <text:p text:style-name="P88">var – char *</text:p>
          </table:table-cell>
          <table:table-cell table:style-name="Table2.C2" office:value-type="string">
            <text:p text:style-name="P89"/>
            <text:p text:style-name="P89">Data type for var_decl_attr</text:p>
          </table:table-cell>
        </table:table-row>
        <table:table-row>
          <table:table-cell table:style-name="Table2.A2" office:value-type="string">
            <text:p text:style-name="P90"/>
            <text:p text:style-name="P90">id_attr_struct</text:p>
          </table:table-cell>
          <table:table-cell table:style-name="Table2.A2" office:value-type="string">
            <text:p text:style-name="P91">Struct</text:p>
            <text:p text:style-name="P92">loc – symbolTableRow*</text:p>
            <text:p text:style-name="P93">var – char *</text:p>
          </table:table-cell>
          <table:table-cell table:style-name="Table2.C2" office:value-type="string">
            <text:p text:style-name="P94"/>
            <text:p text:style-name="P94">Data type for id_<text:span text:style-name="T55">a</text:span>ttr</text:p>
          </table:table-cell>
        </table:table-row>
        <table:table-row>
          <table:table-cell table:style-name="Table2.A2" office:value-type="string">
            <text:p text:style-name="P95"/>
            <text:p text:style-name="P95">SymbolTable</text:p>
          </table:table-cell>
          <table:table-cell table:style-name="Table2.A2" office:value-type="string">
            <text:p text:style-name="P95">Class</text:p>
            <text:p text:style-name="P96">table – symbolTableRow *</text:p>
            <text:p text:style-name="P97">curr_length – int</text:p>
          </table:table-cell>
          <table:table-cell table:style-name="Table2.C2" office:value-type="string">
            <text:p text:style-name="P98"/>
            <text:p text:style-name="P98">Data type for implementing symbol table</text:p>
          </table:table-cell>
        </table:table-row>
        <table:table-row>
          <table:table-cell table:style-name="Table2.A2" office:value-type="string">
            <text:p text:style-name="P99">QuadArray</text:p>
          </table:table-cell>
          <table:table-cell table:style-name="Table2.A2" office:value-type="string">
            <text:p text:style-name="P100">quad_Table – quadArrayRow*</text:p>
          </table:table-cell>
          <table:table-cell table:style-name="Table2.C2" office:value-type="string">
            <text:p text:style-name="P101">Data type for implementing quad array</text:p>
          </table:table-cell>
        </table:table-row>
      </table:table>
      <text:p text:style-name="P12"/>
      <text:p text:style-name="P12"/>
      <text:p text:style-name="P23">Design of Symbol Table</text:p>
      <text:p text:style-name="P23"/>
      <text:list xml:id="list3945478186190290324" text:style-name="L4">
        <text:list-item>
          <text:p text:style-name="P13">Implemented by SymbolTable class whose data members have been shown in the table above.</text:p>
        </text:list-item>
        <text:list-item>
          <text:p text:style-name="P14">Member Methods – </text:p>
        </text:list-item>
      </text:list>
      <text:list xml:id="list5196847325496659091" text:style-name="L6">
        <text:list-item>
          <text:p text:style-name="P16"><text:span text:style-name="T43">symbolTableRow *lookup(char *)</text:span> : looks up an entry in the table and returns a pointer to the row if found, null otherwise</text:p>
        </text:list-item>
        <text:list-item>
          <text:p text:style-name="P16"><text:span text:style-name="T43">void insert(symbolTableRow &amp;)</text:span> : <text:span text:style-name="T56">Inserts a row in the symbolTable</text:span></text:p>
        </text:list-item>
        <text:list-item>
          <text:p text:style-name="P16"><text:span text:style-name="T43">symbolTableRow *gentemp(typeEnum)</text:span> : <text:span text:style-name="T57">generates a temporary</text:span></text:p>
        </text:list-item>
        <text:list-item>
          <text:p text:style-name="P16"><text:span text:style-name="T43">void print_table()</text:span> : <text:span text:style-name="T58">prints the table by printing each row </text:span></text:p>
        </text:list-item>
      </text:list>
      <text:p text:style-name="P15"/>
      <text:p text:style-name="P15"/>
      <text:p text:style-name="P24">Design of Quad Array</text:p>
      <text:p text:style-name="P24"/>
      <text:list xml:id="list5205401571642866964" text:style-name="L7">
        <text:list-item>
          <text:p text:style-name="P17">Implemented by QuadArray class whose data members have been shown in the table above.</text:p>
        </text:list-item>
        <text:list-item>
          <text:p text:style-name="P17">Member Methods - </text:p>
        </text:list-item>
      </text:list>
      <text:list xml:id="list327671175989161720" text:style-name="L8">
        <text:list-item>
          <text:p text:style-name="P18"><text:soft-page-break/><text:span text:style-name="T44">void emit(quadArrayRow &amp;)</text:span> : <text:span text:style-name="T59">spits a three Address Code</text:span></text:p>
        </text:list-item>
        <text:list-item>
          <text:p text:style-name="P18"><text:span text:style-name="T44">void print_quadArray() </text:span>: <text:span text:style-name="T60">prints the quad Array</text:span></text:p>
        </text:list-item>
        <text:list-item>
          <text:p text:style-name="P18"><text:span text:style-name="T44">void fill_dangling_goto(int,int)</text:span> : <text:span text:style-name="T61">fills the dangling gotos at indices specified by first parameter with the data specified by second parameter.</text:span></text:p>
        </text:list-item>
      </text:list>
      <text:p text:style-name="P19"/>
      <text:p text:style-name="P20"/>
      <text:p text:style-name="P25">Global Functions</text:p>
      <text:p text:style-name="P25"/>
      <text:list xml:id="list26383813881630194" text:style-name="L9">
        <text:list-item>
          <text:p text:style-name="P26">symbolTable *create_Symbol_Table() : <text:span text:style-name="T76">creates a symbol table</text:span><text:span text:style-name="T62"><text:tab/><text:tab/><text:tab/><text:tab/></text:span></text:p>
        </text:list-item>
        <text:list-item>
          <text:p text:style-name="P26">void print_Tree(tree_Node_Type *) : <text:span text:style-name="T77">prints the expression tree</text:span><text:span text:style-name="T63"><text:tab/><text:tab/><text:tab/><text:tab/></text:span></text:p>
        </text:list-item>
        <text:list-item>
          <text:p text:style-name="P26">void print_Initial_Value(void *,tree_Node_Type *) : <text:span text:style-name="T78">prints the initial value<text:tab/></text:span><text:span text:style-name="T64"><text:tab/></text:span></text:p>
        </text:list-item>
        <text:list-item>
          <text:p text:style-name="P26">tree_Node_Type *new_node(typeEnum ,int) : <text:span text:style-name="T79">cretates a new node of the tree</text:span><text:span text:style-name="T65"><text:tab/><text:tab/></text:span></text:p>
        </text:list-item>
        <text:list-item>
          <text:p text:style-name="P26">tree_Node_Type *merge_node(tree_Node_Type *, tree_Node_Type *) : <text:span text:style-name="T80">merges two trees</text:span><text:span text:style-name="T66"><text:tab/><text:tab/><text:tab/><text:tab/><text:tab/><text:tab/><text:tab/><text:tab/><text:tab/><text:tab/><text:tab/></text:span></text:p>
        </text:list-item>
        <text:list-item>
          <text:p text:style-name="P26">list_node_Type *makelist(int) : <text:span text:style-name="T81">makes a list</text:span><text:span text:style-name="T67"><text:tab/><text:tab/><text:tab/><text:tab/><text:tab/><text:tab/><text:tab/><text:tab/></text:span></text:p>
        </text:list-item>
        <text:list-item>
          <text:p text:style-name="P26">list_node_Type *merge(list_node_Type *, list_node_Type *) : <text:span text:style-name="T82">merges two lists</text:span><text:span text:style-name="T32"><text:tab/><text:tab/><text:tab/><text:tab/><text:tab/><text:tab/><text:tab/><text:tab/><text:tab/><text:tab/><text:tab/></text:span><text:span text:style-name="T68"><text:tab/></text:span></text:p>
        </text:list-item>
        <text:list-item>
          <text:p text:style-name="P26">void backpatch(list_node_Type *, int) : <text:span text:style-name="T83">backpatches list with data specified in second parameter<text:tab/><text:tab/><text:tab/><text:tab/><text:tab/><text:tab/><text:tab/><text:tab/><text:tab/><text:tab/><text:tab/></text:span></text:p>
        </text:list-item>
        <text:list-item>
          <text:p text:style-name="P26">int typecheck(tree_Node_Type *,tree_Node_Type *) : <text:span text:style-name="T84">Checks whether two trees are of same type<text:tab/><text:tab/><text:tab/><text:tab/><text:tab/><text:tab/><text:tab/><text:tab/><text:tab/></text:span><text:span text:style-name="T70"><text:tab/><text:tab/></text:span></text:p>
        </text:list-item>
        <text:list-item>
          <text:p text:style-name="P26">void conv2Bool(exp_attr_struct *) : <text:span text:style-name="T85">converts an expression to boolean type</text:span><text:span text:style-name="T71"><text:tab/><text:tab/></text:span></text:p>
        </text:list-item>
        <text:list-item>
          <text:p text:style-name="P26">int compute_width(tree_Node_Type *) : <text:span text:style-name="T86">computes the width of a type</text:span><text:span text:style-name="T72"><text:tab/><text:tab/><text:tab/></text:span></text:p>
        </text:list-item>
        <text:list-item>
          <text:p text:style-name="P26">list_param *make_param_list(symbolTableRow *) :<text:span text:style-name="T75"> </text:span><text:span text:style-name="T87">creates a list of parameters</text:span><text:span text:style-name="T37"><text:tab/><text:tab/><text:tab/><text:tab/><text:tab/><text:tab/><text:tab/><text:tab/><text:tab/><text:tab/></text:span><text:span text:style-name="T73"><text:tab/><text:tab/></text:span></text:p>
        </text:list-item>
        <text:list-item>
          <text:p text:style-name="P26">list_param *merge_param_list(list_param *, list_param *) : <text:span text:style-name="T88">merges two lists of parameters</text:span></text:p>
        </text:list-item>
      </text:list>
      <text:p text:style-name="P7"><text:span text:style-name="T8"><text:tab/><text:tab/> </text:span><text:tab/><text:tab/></text:p>
      <text:p text:style-name="P7"/>
      <text:p text:style-name="P10">Limitations</text:p>
      <text:p text:style-name="P10"/>
      <text:list xml:id="list205899391807057973" text:style-name="L10">
        <text:list-item>
          <text:p text:style-name="P21">Every function before being defined needs to be declared.</text:p>
        </text:list-item>
        <text:list-item>
          <text:p text:style-name="P22">Need for an explicit return statement at the end of every fun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2:08:17.313844672</meta:creation-date>
    <meta:generator>LibreOffice/4.2.6.3$Linux_X86_64 LibreOffice_project/420m0$Build-3</meta:generator>
    <dc:date>2014-10-27T23:27:06.025289218</dc:date>
    <meta:editing-duration>PT11H15M7S</meta:editing-duration>
    <meta:editing-cycles>173</meta:editing-cycles>
    <meta:document-statistic meta:table-count="2" meta:image-count="0" meta:object-count="0" meta:page-count="5" meta:paragraph-count="198" meta:word-count="766" meta:character-count="5600" meta:non-whitespace-character-count="4869"/>
  </office:meta>
</office:document-meta>
</file>